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b8724"/>
    </style:style>
    <style:style style:name="P2" style:family="paragraph" style:parent-style-name="Heading_20_2">
      <style:text-properties officeooo:rsid="000b8724" officeooo:paragraph-rsid="000b8724"/>
    </style:style>
    <style:style style:name="P3" style:family="paragraph" style:parent-style-name="List_20_Contents" style:list-style-name="L1"/>
    <style:style style:name="P4" style:family="paragraph" style:parent-style-name="List_20_Contents" style:list-style-name="L1">
      <style:text-properties officeooo:paragraph-rsid="000b8724"/>
    </style:style>
    <style:style style:name="P5" style:family="paragraph" style:parent-style-name="List_20_Contents" style:list-style-name="L2"/>
    <style:style style:name="P6" style:family="paragraph" style:parent-style-name="List_20_Contents" style:list-style-name="L2">
      <style:text-properties officeooo:paragraph-rsid="000b8724"/>
    </style:style>
    <style:style style:name="P7" style:family="paragraph" style:parent-style-name="List_20_Contents" style:list-style-name="L1">
      <style:text-properties fo:font-style="italic" style:font-style-asian="italic" style:font-style-complex="italic"/>
    </style:style>
    <style:style style:name="P8" style:family="paragraph" style:parent-style-name="List_20_Contents" style:list-style-name="L1">
      <style:text-properties fo:color="#808080" fo:font-style="italic" style:font-style-asian="italic" style:font-style-complex="italic"/>
    </style:style>
    <style:style style:name="P9" style:family="paragraph" style:parent-style-name="List_20_Contents" style:list-style-name="L2">
      <style:text-properties fo:color="#808080" fo:font-style="italic" style:font-style-asian="italic" style:font-style-complex="italic"/>
    </style:style>
    <style:style style:name="P10" style:family="paragraph" style:parent-style-name="List_20_Contents" style:list-style-name="L2">
      <style:text-properties fo:color="#808080" fo:font-style="italic" officeooo:rsid="000b8724" officeooo:paragraph-rsid="000b8724" style:font-style-asian="italic" style:font-style-complex="italic"/>
    </style:style>
    <style:style style:name="P11" style:family="paragraph" style:parent-style-name="List_20_Contents" style:list-style-name="L2">
      <style:text-properties fo:color="#808080"/>
    </style:style>
    <style:style style:name="P12" style:family="paragraph" style:parent-style-name="List_20_Contents" style:list-style-name="L2">
      <style:text-properties officeooo:rsid="000b8724" officeooo:paragraph-rsid="000b8724"/>
    </style:style>
    <style:style style:name="P13" style:family="paragraph" style:parent-style-name="List_20_Contents">
      <style:paragraph-properties fo:margin-top="0in" fo:margin-bottom="0.1965in" style:contextual-spacing="false"/>
    </style:style>
    <style:style style:name="P14" style:family="paragraph" style:parent-style-name="List_20_Contents" style:list-style-name="L2">
      <style:paragraph-properties fo:margin-left="0in" fo:margin-right="0in" fo:text-indent="0in" style:auto-text-indent="false"/>
      <style:text-properties officeooo:paragraph-rsid="000b8724"/>
    </style:style>
    <style:style style:name="P15" style:family="paragraph" style:parent-style-name="List_20_Contents" style:list-style-name="L2">
      <style:paragraph-properties fo:margin-left="0in" fo:margin-right="0in" fo:text-indent="0in" style:auto-text-indent="false"/>
      <style:text-properties officeooo:rsid="000b8724" officeooo:paragraph-rsid="000b8724"/>
    </style:style>
    <style:style style:name="P16" style:family="paragraph" style:parent-style-name="List_20_Contents" style:list-style-name="L2">
      <style:paragraph-properties fo:margin-left="0in" fo:margin-right="0in" fo:text-indent="0in" style:auto-text-indent="false" fo:break-before="page"/>
      <style:text-properties officeooo:paragraph-rsid="000b8724"/>
    </style:style>
    <style:style style:name="T1" style:family="text">
      <style:text-properties fo:font-style="italic" style:font-style-asian="italic" style:font-style-complex="italic"/>
    </style:style>
    <style:style style:name="T2" style:family="text">
      <style:text-properties officeooo:rsid="000b8724"/>
    </style:style>
    <style:style style:name="T3" style:family="text">
      <style:text-properties fo:font-style="normal" style:font-style-asian="normal" style:font-style-complex="normal"/>
    </style:style>
    <style:style style:name="T4" style:family="text">
      <style:text-properties fo:color="#808080" fo:font-style="italic" style:font-style-asian="italic" style:font-style-complex="italic"/>
    </style:style>
    <style:style style:name="T5" style:family="text">
      <style:text-properties fo:color="#808080" fo:font-style="italic" officeooo:rsid="000b8724"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ESP_MCU code</text:h>
      <text:h text:style-name="Heading_20_2" text:outline-level="2">Description <text:span text:style-name="T2">of pi_spi_bcm2835 midleware driver</text:span></text:h>
      <text:p text:style-name="Text_20_body">C Middleware driver for Raspberry Pi with Broadcom BCM 2835 <text:span text:style-name="T2">providing access to SPI communications.</text:span> </text:p>
      <text:p text:style-name="P1">SPI library and Middleware driver, Allows access to the BCM2835 SPI <text:span text:style-name="T2">peripheral</text:span> and fulfills the requirements to work standalone or in Operating systems. It is reentrant and non blocking. valid for systems with multiple SPI channels.</text:p>
      <text:p text:style-name="P1">This is a middleware driver for accessing the SPI by means of the <text:span text:style-name="T2">Mike McCauley's </text:span><text:s/>BCM2835 library <text:span text:style-name="T2">but any other SPI hardware level access may be implemented</text:span>. It is written in C and It provides access control to the driver when GPIO and other IO functions of the Broadcom BCM 2835 are needed, communications from and to another device through the GPIO pins using different protocols, although SPI is the only one implemented so far.</text:p>
      <text:p text:style-name="Text_20_body">It provides functions for reading, writing and setting the SPI communications with channel control, channel select control, application control and lock mechanism</text:p>
      <text:p text:style-name="Text_20_body">It is C compatible, and installs and executes on any Linux-based distro (but clearly is no use except on Raspberry Pi or another board with BCM 2835 at this moment).</text:p>
      <text:p text:style-name="Text_20_body">Device configuration : This module contains functions that are prepared and used to configure the Raspberry pi GPIO (Broadcom BCM 2835) in SPI mode, As well as reading and writing to SPI channels with traffic control, Serial Port selection (i.e. SPI port activation) and application access control</text:p>
      <text:p text:style-name="Text_20_body">Notice: This uses the open source library bcm2835 copyrighted (C) 2011-2013 by Mike McCauley. The Raspberry Pi consists of a Broadcom BCM2835 system on a chip (SoC) which allows access to GPIO pins and other peripherals such as SPI interface. Thereby, for easy implementation, the C library provided for this chip is used as external library in this software application. Therefore, it’s necessary to recall that [-l bcm2835] option is used when compiling the software directly without the use of makefile command. The library and information’s such as how to install the library on a given machine can be downloaded from: <text:a xlink:type="simple" xlink:href="http://www.airspayce.com/mikem/bcm2835/bcm2835-1.36.tar.gz">http://www.airspayce.com/mikem/bcm2835/bcm2835-1.36.tar.gz</text:a> . Also, details about the provided functions with this library can be obtained from <text:a xlink:type="simple" xlink:href="http://www.airspayce.com/mikem/bcm2835/">http://www.airspayce.com/mikem/bcm2835/</text:a> Based on data in <text:a xlink:type="simple" xlink:href="http://elinux.org/RPi_Low-level_peripherals">http://elinux.org/RPi_Low-level_peripherals</text:a> and <text:a xlink:type="simple" xlink:href="http://www.raspberrypi.org/wp-content/uploads/2012/02/BCM2835-ARM-Peripherals.pdf">http://www.raspberrypi.org/wp-content/uploads/2012/02/BCM2835-ARM-Peripherals.pdf</text:a> and <text:a xlink:type="simple" xlink:href="http://www.scribd.com/doc/101830961/GPIO-Pads-Control2">http://www.scribd.com/doc/101830961/GPIO-Pads-Control2</text:a></text:p>
      <text:p text:style-name="List_20_Heading">USE GUIDELINES</text:p>
      <text:p text:style-name="List_20_Contents">Use as follows: </text:p>
      <text:list xml:id="list7438262555534285803" text:style-name="L1">
        <text:list-item>
          <text:p text:style-name="P3">1. Implement the <text:a xlink:type="simple" xlink:href="../../C_Workspace/ESP_MCU/Documentation/html/dir_80b061b57ceb65eece53d15ff955e917.html">pi_spi_bcm2835</text:a> middleware driver with <text:a xlink:type="simple" xlink:href="../../C_Workspace/ESP_MCU/Documentation/html/group__bcm2835.html">bcm2835 library</text:a> library by including<text:span text:style-name="T1"> </text:span><text:a xlink:type="simple" xlink:href="../../C_Workspace/ESP_MCU/Documentation/html/pi__spi__bcm2835_8h.html"><text:span text:style-name="T1">pi_spi_bcm2835.h</text:span></text:a> in the source file where the code requires SPI access </text:p>
        </text:list-item>
        <text:list-item>
          <text:p text:style-name="P3">2. Initialize the library if it wasn't initialized before </text:p>
          <text:p text:style-name="P3"/>
          <text:list>
            <text:list-header>
              <text:p text:style-name="P7">// Initialize the bcm2835 library for GPIO access</text:p>
              <text:p text:style-name="P3"><text:span text:style-name="T1">if (!</text:span><text:a xlink:type="simple" xlink:href="../../C_Workspace/ESP_MCU/Documentation/html/group__pi__spi.html#ga72d31619470ff3cc35eae2a8fdc86936"><text:span text:style-name="T1">PI_BCM_CheckInitialized</text:span></text:a><text:span text:style-name="T1">())</text:span></text:p>
              <text:p text:style-name="P7"><text:soft-page-break/>{</text:p>
              <text:list>
                <text:list-header>
                  <text:p text:style-name="P3"><text:a xlink:type="simple" xlink:href="../../C_Workspace/ESP_MCU/Documentation/html/group__pi__spi.html#ga1b95ce83b1ce29c1e8b3b48243b4cc70"><text:span text:style-name="T1">PI_BCM_Init</text:span></text:a><text:span text:style-name="T1">();</text:span></text:p>
                </text:list-header>
              </text:list>
              <text:p text:style-name="P7">}</text:p>
              <text:p text:style-name="P7"/>
            </text:list-header>
          </text:list>
        </text:list-item>
        <text:list-item>
          <text:p text:style-name="P3">3. Open Raspberry hardware SPI channel to communicate with ADE7880 if the SPI is not active. One can always set each parameter independently but this includes all the initial required ones </text:p>
          <text:p text:style-name="P3"/>
          <text:list>
            <text:list-header>
              <text:p text:style-name="P8">// Open Raspberry hardware SPI channel to communicate with ADE7880</text:p>
              <text:p text:style-name="P3"><text:span text:style-name="T4">if (!</text:span><text:a xlink:type="simple" xlink:href="../../C_Workspace/ESP_MCU/Documentation/html/group__pi__spi.html#gaa5286f060466062d3b5bdc93b25fa324">PI_SPI_CheckInitialized</text:a><text:span text:style-name="T4">())</text:span></text:p>
              <text:p text:style-name="P8">{</text:p>
              <text:list>
                <text:list-header>
                  <text:p text:style-name="P3"><text:a xlink:type="simple" xlink:href="../../C_Workspace/ESP_MCU/Documentation/html/group__pi__spi.html#gad6681bba131bce1df5c63f00e6e61329">PI_SPI_Init</text:a><text:span text:style-name="T4">(</text:span><text:a xlink:type="simple" xlink:href="../../C_Workspace/ESP_MCU/Documentation/html/group__bcm2835__constants.html#gga1dd00efbd834646f75240c39a41c9856a6db9e3863017d79cdb3eff34c14c700e">BCM2835_SPI_BIT_ORDER_MSBFIRST</text:a><text:span text:style-name="T4">, <text:tab/><text:tab/><text:tab/><text:tab/><text:tab/></text:span><text:a xlink:type="simple" xlink:href="../../C_Workspace/ESP_MCU/Documentation/html/group__bcm2835__constants.html#gga8dd7bb496565324800130100e6bf6d86a024fb7bd25395dec6b03fff0a7e80619">BCM2835_SPI_MODE3</text:a><text:span text:style-name="T4">,</text:span></text:p>
                  <text:list>
                    <text:list-item>
                      <text:list>
                        <text:list-header>
                          <text:p text:style-name="P4"><text:a xlink:type="simple" xlink:href="../../C_Workspace/ESP_MCU/Documentation/html/group__bcm2835__constants.html#ggaf2e0ca069b8caef24602a02e8a00884eaf16cc5e10c27b15905e2a0ad96e75474">BCM2835_SPI_CLOCK_DIVIDER_512</text:a><text:span text:style-name="T4">, </text:span></text:p>
                          <text:p text:style-name="P4"><text:a xlink:type="simple" xlink:href="../../C_Workspace/ESP_MCU/Documentation/html/preamble_8h.html#ab811d8c6ff3a505312d3276590444289">LOW</text:a><text:span text:style-name="T4">, </text:span></text:p>
                          <text:p text:style-name="P4"><text:a xlink:type="simple" xlink:href="../../C_Workspace/ESP_MCU/Documentation/html/group__bcm2835__constants.html#gga29bba154633d37d07fa130a86e4a1f2aaeeb6a51216c5ac0c567827cbe6ed3cba">BCM2835_SPI_CS0</text:a><text:span text:style-name="T4">);</text:span></text:p>
                        </text:list-header>
                      </text:list>
                    </text:list-item>
                  </text:list>
                </text:list-header>
              </text:list>
              <text:p text:style-name="P8">}</text:p>
              <text:p text:style-name="P7"/>
            </text:list-header>
          </text:list>
        </text:list-item>
        <text:list-item>
          <text:p text:style-name="P3">4. Lock the access to the SPI from the calling application if not locked. <text:line-break/>Call <text:a xlink:type="simple" xlink:href="../../C_Workspace/ESP_MCU/Documentation/html/group__pi__spi.html#ga633fb8a376b2bd41c96c5dd89b11193a"><text:span text:style-name="T1">PI_SPI_Lock</text:span></text:a><text:span text:style-name="T1"> (APP_ID) </text:span>and check its return (Whenever any external app requires access to the SPI, has to provide its own private APP_PID (pid), a unique 32bit ID number, as a parameter). </text:p>
        </text:list-item>
        <text:list-item>
          <text:p text:style-name="P3">5. If lock is attained check previous caller for if SPI requires reconfiguration. select the CS channel and any other required modification to SPI configuration here, like clock speed. <text:line-break/>Use <text:span text:style-name="T1">PI_SPI_Select (REQUIRED_SPI_CHANNEL, pid) </text:span></text:p>
        </text:list-item>
      </text:list>
      <text:list xml:id="list595912459679648093" text:style-name="L2">
        <text:list-item>
          <text:p text:style-name="P5">6. Proceed with the SPI communication by calling one of the three provided functions, <text:a xlink:type="simple" xlink:href="../../C_Workspace/ESP_MCU/Documentation/html/group__pi__spi.html#gaf57f9ac4aec5a062f1910ca6d99b21ef">PI_SPI_SendReceive</text:a>, <text:a xlink:type="simple" xlink:href="../../C_Workspace/ESP_MCU/Documentation/html/group__pi__spi.html#gad4c952d17b821f0d3b2a511ce7d7f44a">PI_SPI_Write</text:a> or <text:a xlink:type="simple" xlink:href="../../C_Workspace/ESP_MCU/Documentation/html/group__pi__spi.html#ga34ea05c0ab09f167b07fa3d5fa8354dd">PI_SPI_Read</text:a> </text:p>
        </text:list-item>
        <text:list-item>
          <text:p text:style-name="P6">7. At last, proceed to unlock the SPI, <text:a xlink:type="simple" xlink:href="../../C_Workspace/ESP_MCU/Documentation/html/group__pi__spi.html#gab4ac71d140bad046ecd785cc365f9285">PI_SPI_Unlock</text:a> (pid)</text:p>
        </text:list-item>
        <text:list-item>
          <text:p text:style-name="P12">Check example in the next page:</text:p>
          <text:p text:style-name="P14"/>
        </text:list-item>
        <text:list-item>
          <text:p text:style-name="P16">follow the next example for steps 4, 5, 6 and 7 <text:span text:style-name="T2">to implement calls to SPI from another point in the code.</text:span></text:p>
          <text:p text:style-name="P15">*The call to <text:span text:style-name="T1"><text:s/></text:span><text:a xlink:type="simple" xlink:href="../../C_Workspace/ESP_MCU/Documentation/html/group__pi__ade__public.html#ga0ad17f1869bdce15f31a57491f4b5c56"><text:span text:style-name="T1">PI_ADE_SPI_Write</text:span></text:a><text:span text:style-name="T1">() belongs to the ADE7880 middware driver implementation, </text:span><text:span text:style-name="T3">requires 3 parameters, a pointer to the data location, the length of the data content in bytes, the application unique ID.</text:span></text:p>
          <text:p text:style-name="P15"><text:span text:style-name="T3"/></text:p>
          <text:p text:style-name="P9">//Example of steps 4, 5, 6 and 7</text:p>
          <text:p text:style-name="P6"><text:span text:style-name="T4">int8_t </text:span><text:a xlink:type="simple" xlink:href="../../C_Workspace/ESP_MCU/Documentation/html/group__pi__ade__public.html#ga0ad17f1869bdce15f31a57491f4b5c56">PI_ADE_SPI_Write</text:a><text:span text:style-name="T4">(uint8_t *data, uint8_t </text:span><text:span text:style-name="T5">dataLengthInBytes</text:span><text:span text:style-name="T4">, uint32_t pid)</text:span></text:p>
          <text:p text:style-name="P9">{</text:p>
          <text:list>
            <text:list-header>
              <text:p text:style-name="P9">bool locked = false;</text:p>
              <text:p text:style-name="P10">int8_t err = NO_ERROR; <text:tab/>// define the errors according the code</text:p>
              <text:p text:style-name="P10"/>
              <text:p text:style-name="P9">// Attempt to lock the SPI peripheral.</text:p>
              <text:p text:style-name="P5"><text:span text:style-name="T4">while ( false == (locked = </text:span><text:a xlink:type="simple" xlink:href="../../C_Workspace/ESP_MCU/Documentation/html/group__pi__spi.html#ga633fb8a376b2bd41c96c5dd89b11193a">PI_SPI_Lock</text:a><text:span text:style-name="T4">(pid)))</text:span></text:p>
              <text:p text:style-name="P9">{</text:p>
              <text:list>
                <text:list-header>
                  <text:p text:style-name="P9">// Wait until lock is given up or 'count' cycles. At this point another task must unlock <text:tab/>the RSPI peripheral before we can</text:p>
                  <text:p text:style-name="P9">// lock it here. This means this other task must unlock from an ISR or from another <text:tab/>RTOS task.</text:p>
                  <text:p text:style-name="P9">//usleep(ADE_LOCK_DELAY_MICROS); // Do nothing</text:p>
                </text:list-header>
              </text:list>
              <text:p text:style-name="P9">}</text:p>
              <text:p text:style-name="P9">if (locked)</text:p>
              <text:p text:style-name="P9">{</text:p>
              <text:list text:continue-numbering="true">
                <text:list-header>
                  <text:p text:style-name="P9">// The lock has been obtained. Check last access and</text:p>
                  <text:p text:style-name="P9">// Set the proper clock speed and assert the Channel Select</text:p>
                  <text:p text:style-name="P9">// if proceed</text:p>
                  <text:p text:style-name="P5"><text:span text:style-name="T4">if(pid != </text:span><text:a xlink:type="simple" xlink:href="../../C_Workspace/ESP_MCU/Documentation/html/group__pi__spi.html#ga8ce2fb3cd641616c7c37a26ebd71c9c1">PI_SPI_last_caller_pid</text:a><text:span text:style-name="T4">())</text:span></text:p>
                  <text:p text:style-name="P9">{</text:p>
                  <text:list>
                    <text:list-header>
                      <text:p text:style-name="P5"><text:a xlink:type="simple" xlink:href="../../C_Workspace/ESP_MCU/Documentation/html/group__pi__spi.html#gac20c8b81a4bee9c788befc566e900435">PI_SPI_SetClockSpeed</text:a><text:span text:style-name="T4">(</text:span><text:a xlink:type="simple" xlink:href="../../C_Workspace/ESP_MCU/Documentation/html/pi__ade7880__config_8h.html#ac9d4b71d2d117c499097b75b67f2706c">ADE_SPI_CLOCK_SPEED</text:a><text:span text:style-name="T4">, pid);</text:span></text:p>
                      <text:p text:style-name="P5"><text:a xlink:type="simple" xlink:href="../../C_Workspace/ESP_MCU/Documentation/html/group__pi__spi.html#ga71c33bd984dc50d9f117d4129f0de545">PI_SPI_Channel_Select</text:a><text:span text:style-name="T4">( </text:span><text:a xlink:type="simple" xlink:href="../../C_Workspace/ESP_MCU/Documentation/html/pi__ade7880__config_8h.html#abcb61d44cb3a2ae5503f4be631ab7fc0">ADE_SPI_CHANNEL</text:a><text:span text:style-name="T4">, pid);</text:span></text:p>
                    </text:list-header>
                  </text:list>
                  <text:p text:style-name="P9">}</text:p>
                  <text:p text:style-name="P9"/>
                  <text:p text:style-name="P9">// Send the data.</text:p>
                  <text:p text:style-name="P5"><text:a xlink:type="simple" xlink:href="../../C_Workspace/ESP_MCU/Documentation/html/group__pi__spi.html#gad4c952d17b821f0d3b2a511ce7d7f44a">PI_SPI_Write</text:a><text:span text:style-name="T4">(data, </text:span><text:span text:style-name="T5">dataLengthInBytes</text:span><text:span text:style-name="T4">, pid);</text:span></text:p>
                </text:list-header>
              </text:list>
              <text:p text:style-name="P11"><text:span text:style-name="T1"/></text:p>
              <text:list text:continue-numbering="true">
                <text:list-header>
                  <text:p text:style-name="P9">// Release the lock.</text:p>
                  <text:p text:style-name="P5"><text:a xlink:type="simple" xlink:href="../../C_Workspace/ESP_MCU/Documentation/html/group__pi__spi.html#gab4ac71d140bad046ecd785cc365f9285">PI_SPI_Unlock</text:a><text:span text:style-name="T4">( pid);</text:span></text:p>
                </text:list-header>
              </text:list>
              <text:p text:style-name="P9">}</text:p>
              <text:p text:style-name="P9">else<text:tab/>// <text:span text:style-name="T2">if instead an infinite while loop to get the lock, is defined</text:span></text:p>
              <text:p text:style-name="P9">{</text:p>
              <text:p text:style-name="P9"><text:tab/><text:tab/><text:span text:style-name="T2">err = LOCK_NOT_ATTAINED_ERROR;</text:span></text:p>
              <text:p text:style-name="P9">}</text:p>
              <text:p text:style-name="P9">return 0;</text:p>
            </text:list-header>
          </text:list>
          <text:p text:style-name="P9">}// End of function PI_ADE_SPI_Write()</text:p>
        </text:list-item>
      </text:list>
      <text:p text:style-name="List_20_Contents"/>
      <text:p text:style-name="List_20_Contents"/>
      <text:p text:style-name="P13">the middware provides many other methods to check and set SPI communications, read the inline Doxygen documentation for more informa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9:52:08.250802676</meta:creation-date>
    <dc:date>2015-03-16T20:17:00.724070062</dc:date>
    <meta:editing-duration>P0D</meta:editing-duration>
    <meta:editing-cycles>1</meta:editing-cycles>
    <meta:document-statistic meta:table-count="0" meta:image-count="0" meta:object-count="0" meta:page-count="3" meta:paragraph-count="77" meta:word-count="880" meta:character-count="5510" meta:non-whitespace-character-count="4738"/>
    <meta:generator>LibreOffice/4.2.7.2$Linux_X86_64 LibreOffice_project/420m0$Build-2</meta:generator>
  </office:meta>
</office:document-meta>
</file>